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09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3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justify" fo:text-indent="0.3cm"/>
      <style:text-properties fo:font-size="9pt" style:font-size-asian="9pt" style:font-size-complex="9pt"/>
    </style:style>
    <style:style style:name="P3" style:family="paragraph">
      <style:paragraph-properties fo:text-align="justify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justify" style:writing-mode="lr-tb"/>
      <style:text-properties style:font-name="Arial" fo:font-size="9pt" style:font-size-asian="9pt" style:font-size-complex="9pt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style:font-name="Arial" fo:font-size="12pt" style:font-size-asian="12pt" style:font-size-complex="12pt"/>
    </style:style>
    <style:style style:name="P7" style:family="paragraph">
      <style:paragraph-properties fo:margin-left="0cm" fo:margin-right="0cm" fo:text-align="justify" fo:text-indent="0.3cm"/>
    </style:style>
    <style:style style:name="P8" style:family="paragraph">
      <style:paragraph-properties fo:margin-left="0cm" fo:margin-right="0cm" fo:text-align="justify" fo:text-indent="0.3cm">
        <style:tab-stops/>
      </style:paragraph-properties>
    </style:style>
    <style:style style:name="P9" style:family="paragraph">
      <loext:graphic-properties draw:fill="none" draw:fill-color="#ffffff"/>
      <style:paragraph-properties fo:text-align="justify" style:writing-mode="lr-tb"/>
      <style:text-properties style:font-name="Arial" fo:font-size="8.5pt" style:font-size-asian="8.5pt" style:font-size-complex="8.5pt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.5pt" style:font-size-asian="8.5pt" style:font-size-complex="8.5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14.85cm" svg:x2="21cm" svg:y2="14.85cm">
          <text:p/>
        </draw:line>
        <draw:frame draw:style-name="gr2" draw:text-style-name="P4" draw:layer="layout" svg:width="8.625cm" svg:height="12.859cm" svg:x="1cm" svg:y="1.5cm">
          <draw:text-box>
            <text:p text:style-name="P2"><text:span text:style-name="T1">Ada et Oio étaient </text:span><text:span text:style-name="T1">deux jumeaux enfants </text:span><text:span text:style-name="T1">d’une modeste famille </text:span><text:span text:style-name="T1">vivant dans des marais </text:span><text:span text:style-name="T1">oubliés de la Terre </text:span><text:span text:style-name="T1">Sans Fin. Un jour, un </text:span><text:span text:style-name="T1">incendie emporta leur </text:span><text:span text:style-name="T1">maison et leurs </text:span><text:span text:style-name="T1">parents, laissant les </text:span><text:span text:style-name="T1">deux enfants orphelins. </text:span><text:span text:style-name="T1">Ils se réfugièrent alors </text:span><text:span text:style-name="T1">dans les décombres </text:span><text:span text:style-name="T1">innondés d'un temple </text:span><text:span text:style-name="T1">en ruine proche de </text:span><text:span text:style-name="T1">chez eux.</text:span></text:p>
            <text:p text:style-name="P2"><text:span text:style-name="T1">La nuit venue, une </text:span><text:span text:style-name="T1">vision divine leur </text:span><text:span text:style-name="T1">apparut, sous la forme </text:span><text:span text:style-name="T1">d'un grand lotus </text:span><text:span text:style-name="T1">incandescent. Le dieu </text:span><text:span text:style-name="T1">à l’origine de cette </text:span><text:span text:style-name="T1">apparition est Schein, </text:span><text:span text:style-name="T1">le dieu de la </text:span><text:span text:style-name="T1">connexion. Son </text:span><text:span text:style-name="T1">ambition est de faire </text:span><text:span text:style-name="T1">advenir l'Harmonie, en </text:span><text:span text:style-name="T1">liant tous les esprits de </text:span><text:span text:style-name="T1">l'univers entre eux pour </text:span><text:span text:style-name="T1">créer une conscience </text:span><text:span text:style-name="T1">commune résonnant à </text:span><text:span text:style-name="T1">l'unisson. Il était </text:span><text:span text:style-name="T1">autrefois un dieu </text:span><text:span text:style-name="T1">puissant, mais </text:span><text:span text:style-name="T1">maintenant que ses </text:span><text:span text:style-name="T1">fidèles l'ont </text:span><text:span text:style-name="T1">abandonné, il est </text:span><text:span text:style-name="T1">devenu faible. Il </text:span><text:span text:style-name="T1">transmit le peu de </text:span><text:span text:style-name="T1">pouvoir qu'il lui restait </text:span><text:span text:style-name="T1">aux deux enfants, </text:span><text:span text:style-name="T1">faisant d'eux ses </text:span><text:span text:style-name="T1">apôtres chargés </text:span><text:span text:style-name="T1">d'accomplir son </text:span><text:span text:style-name="T1">dessein. Les jumeaux </text:span><text:span text:style-name="T1">devinrent intriqués et </text:span><text:span text:style-name="T1">connectés l'un à l'autre </text:span><text:span text:style-name="T1">à tout instant de leur </text:span><text:span text:style-name="T1">vie. Après avoir béni </text:span><text:span text:style-name="T1">Ada &amp; Oio, Schein leur </text:span><text:span text:style-name="T1">annonça cette </text:span><text:span text:style-name="T1">prophétie :</text:span></text:p>
            <text:p text:style-name="P2"><text:span text:style-name="T1">"Les méandres sont </text:span><text:span text:style-name="T1">lieu de connexion, et </text:span><text:span text:style-name="T1">seulement depuis la </text:span><text:span text:style-name="T1">connexion peut avoir </text:span><text:span text:style-name="T1">lieu l'Harmonie. La </text:span><text:span text:style-name="T1">flamme la plus pure </text:span><text:span text:style-name="T1">vous guidera au-delà </text:span><text:span text:style-name="T1">de votre reflet, et </text:span><text:span text:style-name="T1">lorsque les apôtres </text:span><text:span text:style-name="T1">s'aligneront sur les </text:span><text:span text:style-name="T1">deux faces du lotus, </text:span><text:span text:style-name="T1">alors la voie de </text:span><text:span text:style-name="T1">l'unisson apparaîtra".</text:span></text:p>
            <text:p text:style-name="P2"><text:span text:style-name="T1">Depuis ce jour les </text:span><text:span text:style-name="T1">apôtres errèrent autour </text:span><text:span text:style-name="T1">de ces ruines désertes, </text:span><text:span text:style-name="T1">attendant l'avènement </text:span><text:span text:style-name="T1">de la prophétie. Mais </text:span><text:span text:style-name="T1">aujoud'hui, en </text:span><text:span text:style-name="T1">poussant la porte de </text:span><text:span text:style-name="T1">leur demeure en </text:span><text:span text:style-name="T1">ruines, ce n'est pas le </text:span><text:span text:style-name="T1">temple habituel qui </text:span><text:span text:style-name="T1">s'ouvrit devant eux, </text:span><text:span text:style-name="T1">mais un lieu bien plus </text:span><text:span text:style-name="T1">étrange.</text:span></text:p>
            <text:p text:style-name="P3"><text:span text:style-name="T1"/></text:p>
          </draw:text-box>
        </draw:frame>
        <draw:frame draw:style-name="gr3" draw:text-style-name="P6" draw:layer="layout" svg:width="8.5cm" svg:height="12.461cm" svg:x="11.5cm" svg:y="1.5cm">
          <draw:text-box>
            <text:p text:style-name="P5"><text:span text:style-name="T2">Vous ne vous souvenez de rien. Depuis </text:span><text:span text:style-name="T2">combien de temps errez-vous dans ces </text:span><text:span text:style-name="T2">méandres maudits ? Qu'importe, survivre </text:span><text:span text:style-name="T2">est tout ce qui compte. Vous entendez </text:span><text:span text:style-name="T2">souvent des voix résonner dans les </text:span><text:span text:style-name="T2">couloirs, mais vous n'avez jamais croisé </text:span><text:span text:style-name="T2">personne. Ce sont les voix des traîtres, qui </text:span><text:span text:style-name="T2">reviennent vous narguer jour après jour, </text:span><text:span text:style-name="T2">vous le savez. Vous avec oublié qui sont </text:span><text:span text:style-name="T2">ces traîtres mais ils méritent la mort, sans </text:span><text:span text:style-name="T2">aucun doute. Aujourd'hui leurs voix sont </text:span><text:span text:style-name="T2">plus nettes que d'ordinaire. Vont-ils enfin </text:span><text:span text:style-name="T2">cesser de se cacher ? Le dernier souvenir </text:span><text:span text:style-name="T2">du passé qu'il vous reste n'a cessé de </text:span><text:span text:style-name="T2">tourner dans votre tête : lorsque le glas </text:span><text:span text:style-name="T2">sonne, ce qui s’est ouvert se fermera. Mais </text:span><text:span text:style-name="T2">pour rien au monde vous ne dévoilerez ce </text:span><text:span text:style-name="T2">terrible secret à des traîtres.</text:span></text:p>
          </draw:text-box>
        </draw:frame>
        <draw:frame draw:style-name="gr4" draw:text-style-name="P9" draw:layer="layout" svg:width="8.625cm" svg:height="12.017cm" svg:x="1cm" svg:y="16.127cm">
          <draw:text-box>
            <text:p text:style-name="P7"><text:span text:style-name="T3">Nix est issue d’une noble famille de propriétaires d’un </text:span><text:span text:style-name="T3">territoire de la Terre Sans Fin. Ses parents l’ont placée à sa </text:span><text:span text:style-name="T3">naissance sous la protection d'Olonock, le dieu de l'intégrité. </text:span><text:span text:style-name="T3">Ce dernier offrit alors à l'enfant sa bénéction qui deviendra en </text:span><text:span text:style-name="T3">réalité une malédiction. En effet, le dieu avait rendu Nix </text:span><text:span text:style-name="T3">immortelle : quels que soient les coups qu'elle subissait, quelles </text:span><text:span text:style-name="T3">que soient les horreurs qu'elle endurait, Nix ne pouvait pas </text:span><text:span text:style-name="T3">mourir. Pour cette raison elle s'orienta vers les arts de la </text:span><text:span text:style-name="T3">guerre, où son courage et sa confiance inébranlables firent vite </text:span><text:span text:style-name="T3">sa renommée. Cependant le temps passant, son corps </text:span><text:span text:style-name="T3">devenait las de vivre et commençait à se rebeller, se dégradant </text:span><text:span text:style-name="T3">peu à peu. Mais la bénédiction du dieu ne cessait pas, et le </text:span><text:span text:style-name="T3">corps de Nix refusait de mourir. Elle finit par cesser de </text:span><text:span text:style-name="T3">guerroyer, passant son temps à se soigner tant bien que mal et </text:span><text:span text:style-name="T3">à chercher désespérément un remède.</text:span></text:p>
            <text:p text:style-name="P7"><text:span text:style-name="T3">Les décennies passant, le nom de Nix la guerrière sombra </text:span><text:span text:style-name="T3">dans l'oubli. Le seul remède qu'elle trouva pour garder son </text:span><text:span text:style-name="T3">corps intact et calmer ses plaies était de dévorer la chair </text:span><text:span text:style-name="T3">d'êtres pensants, une activité malsaine à laquelle elle prit </text:span><text:span text:style-name="T3">pourtant peu à peu goût. L'impressionnante armure qu'elle </text:span><text:span text:style-name="T3">porte ne sert pas tant à la protéger qu'à dissimuler les </text:span><text:span text:style-name="T3">stigmates qui déchirent sans cesse sa peau. La seule amie à </text:span><text:span text:style-name="T3">ses côtés est sa compagne de toujours, l'arme magique </text:span><text:span text:style-name="T3">Nagnir, une lourde lance à la lame aussi long que son manche, </text:span><text:span text:style-name="T3">qui revient fidèlement à sa main lorsqu'elle en a besoin.</text:span></text:p>
            <text:p text:style-name="P5"><text:span text:style-name="T3">Elle implorait souvent le dieu Olonock de lui rendre sa mortalité, </text:span><text:span text:style-name="T3">mais ses prières restaient sans réponse : le dieu semblait </text:span><text:span text:style-name="T3">l’avoir oublié. En cherchant un remède, elle est notamment </text:span><text:span text:style-name="T3">tombée sur une légende racontant que dans un lieu hors du </text:span><text:span text:style-name="T3">temps pousse une fleur miraculeuse, la panacée, qui est </text:span><text:span text:style-name="T3">capable de guérir tous les maux.</text:span></text:p>
            <text:p text:style-name="P8"><text:span text:style-name="T3">Aujourd'hui, elle vit sous ses yeux le sol se fendre dans sa </text:span><text:span text:style-name="T3">demeure, s'ouvrant sur un curieux escalier en colimaçon. </text:span><text:span text:style-name="T3">N'ayant plus rien à perdre, elle s'y engouffra, y trouvant une </text:span><text:span text:style-name="T3">occasion de chercher la plante légendaire. Peut-être cette fleur </text:span><text:span text:style-name="T3">ne lui permettra-t-elle pas de rendre sa vie plus supportable, </text:span><text:span text:style-name="T3">mais elle pourra au moins y mettre un terme.</text:span></text:p>
          </draw:text-box>
        </draw:frame>
        <draw:frame draw:style-name="gr5" draw:text-style-name="P9" draw:layer="layout" svg:width="8.75cm" svg:height="12.75cm" svg:x="11.25cm" svg:y="16.125cm">
          <draw:text-box>
            <text:p text:style-name="P7"><text:span text:style-name="T4">Karvel était marchand </text:span><text:span text:style-name="T4">de Sel au sein d'un peuple </text:span><text:span text:style-name="T4">nomade vivant dans une </text:span><text:span text:style-name="T4">contrée désertique gelée </text:span><text:span text:style-name="T4">de la Terre Sans Fin. Ce </text:span><text:span text:style-name="T4">peuple accorde une </text:span><text:span text:style-name="T4">grande importance au Sel, </text:span><text:span text:style-name="T4">l'essence de la vie, et </text:span><text:span text:style-name="T4">Karvel a passé sa vie à </text:span><text:span text:style-name="T4">étudier les propriétés </text:span><text:span text:style-name="T4">curatives de ce cristal. Un </text:span><text:span text:style-name="T4">jour, le chef de sa </text:span><text:span text:style-name="T4">caravane ayant </text:span><text:span text:style-name="T4">mystérieusement disparu, </text:span><text:span text:style-name="T4">le groupe se dissolut, et </text:span><text:span text:style-name="T4">Karvel devint marchand </text:span><text:span text:style-name="T4">errant, accompagné par </text:span><text:span text:style-name="T4">son amie Dijni.</text:span></text:p>
            <text:p text:style-name="P7"><text:span text:style-name="T4">Malheureusement Dijni </text:span><text:span text:style-name="T4">tomba gravement malade, </text:span><text:span text:style-name="T4">et malgré tous ses efforts, </text:span><text:span text:style-name="T4">aucun remède connu par </text:span><text:span text:style-name="T4">Karvel ne parvint à la </text:span><text:span text:style-name="T4">sauver. Autant pour aider </text:span><text:span text:style-name="T4">son amie que par atteinte </text:span><text:span text:style-name="T4">à sa fierté de médecin, </text:span><text:span text:style-name="T4">Karvel partit trouver </text:span><text:span text:style-name="T4">Nacle, la déesse du Sel, </text:span><text:span text:style-name="T4">afin qu'elle lui apprenne </text:span><text:span text:style-name="T4">les ultimes secrets du Sel. </text:span><text:span text:style-name="T4">La déesse lui enseigna les </text:span><text:span text:style-name="T4">voies secrètes du Sel, </text:span><text:span text:style-name="T4">mais ce cristal n'est pas </text:span><text:span text:style-name="T4">sans danger, et le corps </text:span><text:span text:style-name="T4">de Karvel se désècha et </text:span><text:span text:style-name="T4">devint frêle et déformé. </text:span><text:span text:style-name="T4">Depuis ce jour le disciple </text:span><text:span text:style-name="T4">du Sel cacha son </text:span><text:span text:style-name="T4">apparence diforme sous </text:span><text:span text:style-name="T4">ces vêtements singuliers. </text:span><text:span text:style-name="T4">Hélas, même sa science </text:span><text:span text:style-name="T4">nouvellement acquise ne </text:span><text:span text:style-name="T4">suffit toujours pas à guérir </text:span><text:span text:style-name="T4">Dijni, dont la mort </text:span><text:span text:style-name="T4">approchait.</text:span></text:p>
            <text:p text:style-name="P7"><text:span text:style-name="T4">Un jour, après une </text:span><text:span text:style-name="T4">nouvelle tentative de </text:span><text:span text:style-name="T4">guérison infructueuse, il </text:span><text:span text:style-name="T4">sortit de la tente de son </text:span><text:span text:style-name="T4">amie, désespéré. Mais </text:span><text:span text:style-name="T4">une fois la porte franchie, </text:span><text:span text:style-name="T4">il ne retrouva pas le </text:span><text:span text:style-name="T4">désert endormi mais une </text:span><text:span text:style-name="T4">étrange salle ronde aux </text:span><text:span text:style-name="T4">murs de glace, de laquelle </text:span><text:span text:style-name="T4">de longs couloirs partaient </text:span><text:span text:style-name="T4">et semblaient l'attendre. </text:span><text:span text:style-name="T4">Loin d'être apeuré, il y vit </text:span><text:span text:style-name="T4">une chance offerte par les </text:span><text:span text:style-name="T4">dieux pour racheter ses </text:span><text:span text:style-name="T4">échecs. En effet, une </text:span><text:span text:style-name="T4">légende peu connue </text:span><text:span text:style-name="T4">raconte que dans des </text:span><text:span text:style-name="T4">lieux hors de notre monde </text:span><text:span text:style-name="T4">se trouve la panacée, un </text:span><text:span text:style-name="T4">remède légendaire qui, </text:span><text:span text:style-name="T4">lorsqu'on lui cède de son </text:span><text:span text:style-name="T4">sang, est capable de </text:span><text:span text:style-name="T4">guérir tous les maux. </text:span><text:span text:style-name="T4">Après un dernier regard </text:span><text:span text:style-name="T4">vers l'amour de sa vie, il </text:span><text:span text:style-name="T4">entra dans la pièce.</text:span></text:p>
          </draw:text-box>
        </draw:frame>
        <draw:frame draw:style-name="gr6" draw:text-style-name="P10" draw:layer="layout" svg:width="5.603cm" svg:height="0.806cm" svg:x="2.351cm" svg:y="0.7cm">
          <draw:text-box>
            <text:p><text:span text:style-name="T5">Ada &amp; Oio</text:span><text:span text:style-name="T6">, les apôtres</text:span></text:p>
          </draw:text-box>
        </draw:frame>
        <draw:frame draw:style-name="gr7" draw:text-style-name="P10" draw:layer="layout" svg:width="5.332cm" svg:height="0.962cm" svg:x="13.351cm" svg:y="0.7cm">
          <draw:text-box>
            <text:p><text:span text:style-name="T5">Anacron</text:span><text:span text:style-name="T6">, le trahi</text:span></text:p>
          </draw:text-box>
        </draw:frame>
        <draw:frame draw:style-name="gr8" draw:text-style-name="P10" draw:layer="layout" svg:width="3.782cm" svg:height="0.806cm" svg:x="3.051cm" svg:y="15.3cm">
          <draw:text-box>
            <text:p><text:span text:style-name="T5">Nix</text:span><text:span text:style-name="T6">, l’incurable</text:span></text:p>
          </draw:text-box>
        </draw:frame>
        <draw:frame draw:style-name="gr9" draw:text-style-name="P10" draw:layer="layout" svg:width="4.638cm" svg:height="0.806cm" svg:x="13.051cm" svg:y="15.3cm">
          <draw:text-box>
            <text:p><text:span text:style-name="T5">Karvel</text:span><text:span text:style-name="T6">, l’incapab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0T20:21:03.921000000</meta:creation-date>
    <dc:date>2023-04-30T20:57:13.410040697</dc:date>
    <meta:editing-duration>PT4H27M36S</meta:editing-duration>
    <meta:editing-cycles>17</meta:editing-cycles>
    <meta:generator>LibreOffice/7.3.7.2$Linux_X86_64 LibreOffice_project/30$Build-2</meta:generator>
    <meta:print-date>2023-04-20T23:44:11.990000000</meta:print-date>
    <meta:document-statistic meta:object-count="10"/>
  </office:meta>
</office:document-meta>
</file>